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7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ext-properties fo:font-size="12pt" style:font-size-asian="12pt" style:font-size-complex="12pt"/>
    </style:style>
    <style:style style:name="ce1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8364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31.7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4" table:default-cell-style-name="ce1"/>
        <table:table-row table:style-name="ro1">
          <table:table-cell office:value-type="string" table:number-columns-spanned="10" table:number-rows-spanned="1" table:style-name="ce12">
            <text:p>Klinik Keperawatan UMJ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3" table:style-name="ce2"/>
          <table:table-cell office:value-type="string" table:number-columns-spanned="2" table:number-rows-spanned="1" table:style-name="ce13">
            <text:p>Tanggal</text:p>
          </table:table-cell>
          <table:covered-table-cell/>
          <table:table-cell office:value-type="string" table:number-columns-spanned="1" table:number-rows-spanned="2" table:style-name="ce13">
            <text:p>Lama Inap</text:p>
          </table:table-cell>
          <table:table-cell office:value-type="string" table:number-columns-spanned="3" table:number-rows-spanned="1" table:style-name="ce13">
            <text:p>Biaya</text:p>
          </table:table-cell>
          <table:covered-table-cell table:number-columns-repeated="2"/>
          <table:table-cell office:value-type="string" table:number-columns-spanned="1" table:number-rows-spanned="2" table:style-name="ce13">
            <text:p>Total Bayar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Nama Pasien</text:p>
          </table:table-cell>
          <table:table-cell office:value-type="string" table:style-name="ce3">
            <text:p>Kelas</text:p>
          </table:table-cell>
          <table:table-cell office:value-type="string" table:style-name="ce3">
            <text:p>Penanganan</text:p>
          </table:table-cell>
          <table:table-cell office:value-type="string" table:style-name="ce3">
            <text:p>Masuk</text:p>
          </table:table-cell>
          <table:table-cell office:value-type="string" table:style-name="ce3">
            <text:p>Keluar</text:p>
          </table:table-cell>
          <table:covered-table-cell/>
          <table:table-cell office:value-type="string" table:style-name="ce3">
            <text:p>Inap</text:p>
          </table:table-cell>
          <table:table-cell office:value-type="string" table:style-name="ce3">
            <text:p>Layanan</text:p>
          </table:table-cell>
          <table:table-cell office:value-type="string" table:style-name="ce3">
            <text:p>Persalinan</text:p>
          </table:table-cell>
          <table:covered-table-cell/>
          <table:table-cell table:number-columns-repeated="16374"/>
        </table:table-row>
        <table:table-row table:style-name="ro4">
          <table:table-cell office:value-type="string" table:style-name="ce4">
            <text:p>Rahayu</text:p>
          </table:table-cell>
          <table:table-cell office:value-type="string" table:style-name="ce4">
            <text:p>A</text:p>
          </table:table-cell>
          <table:table-cell office:value-type="string" table:style-name="ce4">
            <text:p>Dokter</text:p>
          </table:table-cell>
          <table:table-cell office:value-type="date" office:date-value="2013-01-11T00:00:00" table:style-name="ce5">
            <text:p>11 Januari 2013</text:p>
          </table:table-cell>
          <table:table-cell office:value-type="date" office:date-value="2013-01-14T00:00:00" table:style-name="ce6">
            <text:p>14 Januari 2013</text:p>
          </table:table-cell>
          <table:table-cell office:value-type="float" office:value="4" table:formula="of:=DATEDIF([.D5];[.E5];&quot;d&quot;)+1" table:style-name="ce4">
            <text:p>4</text:p>
          </table:table-cell>
          <table:table-cell office:value-type="currency" office:value="2000000" table:formula="of:=VLOOKUP([.B5];[.E14:.G16];2)*[.F5]" table:style-name="ce7">
            <text:p>Rp2,000,000.00</text:p>
          </table:table-cell>
          <table:table-cell office:value-type="currency" office:value="400000" table:formula="of:=VLOOKUP([.B5];[.E14:.G16];3)*[.F5]" table:style-name="ce7">
            <text:p>Rp400,000.00</text:p>
          </table:table-cell>
          <table:table-cell office:value-type="currency" office:value="1000000" table:formula="of:=IF([.C5]=&quot;Dokter&quot;;1000000;IF([.C5]=&quot;Bidan&quot;;750000))" table:style-name="ce7">
            <text:p>Rp1,000,000.00</text:p>
          </table:table-cell>
          <table:table-cell office:value-type="currency" office:value="3400000" table:formula="of:=[.G5]+[.H5]+[.I5]" table:style-name="ce7">
            <text:p>Rp3,400,000.00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Santi</text:p>
          </table:table-cell>
          <table:table-cell office:value-type="string" table:style-name="ce4">
            <text:p>C</text:p>
          </table:table-cell>
          <table:table-cell office:value-type="string" table:style-name="ce4">
            <text:p>Dokter</text:p>
          </table:table-cell>
          <table:table-cell office:value-type="date" office:date-value="2013-01-11T00:00:00" table:style-name="ce5">
            <text:p>11 Januari 2013</text:p>
          </table:table-cell>
          <table:table-cell office:value-type="date" office:date-value="2013-01-14T00:00:00" table:style-name="ce6">
            <text:p>14 Januari 2013</text:p>
          </table:table-cell>
          <table:table-cell office:value-type="float" office:value="4" table:formula="of:=DATEDIF([.D6];[.E6];&quot;d&quot;)+1" table:style-name="ce4">
            <text:p>4</text:p>
          </table:table-cell>
          <table:table-cell office:value-type="currency" office:value="400000" table:formula="of:=VLOOKUP([.B6];[.E15:.G17];2)*[.F6]" table:style-name="ce7">
            <text:p>Rp400,000.00</text:p>
          </table:table-cell>
          <table:table-cell office:value-type="currency" office:value="200000" table:formula="of:=VLOOKUP([.B6];[.E15:.G17];3)*[.F6]" table:style-name="ce7">
            <text:p>Rp200,000.00</text:p>
          </table:table-cell>
          <table:table-cell office:value-type="currency" office:value="1000000" table:formula="of:=IF([.C6]=&quot;Dokter&quot;;1000000;IF([.C6]=&quot;Bidan&quot;;750000))" table:style-name="ce7">
            <text:p>Rp1,000,000.00</text:p>
          </table:table-cell>
          <table:table-cell office:value-type="currency" office:value="1600000" table:formula="of:=[.G6]+[.H6]+[.I6]" table:style-name="ce7">
            <text:p>Rp1,600,000.00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Putri</text:p>
          </table:table-cell>
          <table:table-cell office:value-type="string" table:style-name="ce4">
            <text:p>B</text:p>
          </table:table-cell>
          <table:table-cell office:value-type="string" table:style-name="ce4">
            <text:p>Bidan</text:p>
          </table:table-cell>
          <table:table-cell office:value-type="date" office:date-value="2013-01-11T00:00:00" table:style-name="ce5">
            <text:p>11 Januari 2013</text:p>
          </table:table-cell>
          <table:table-cell office:value-type="date" office:date-value="2013-01-14T00:00:00" table:style-name="ce6">
            <text:p>14 Januari 2013</text:p>
          </table:table-cell>
          <table:table-cell office:value-type="float" office:value="4" table:formula="of:=DATEDIF([.D7];[.E7];&quot;d&quot;)+1" table:style-name="ce4">
            <text:p>4</text:p>
          </table:table-cell>
          <table:table-cell office:value-type="currency" office:value="2400000" table:formula="of:=VLOOKUP([.B7];[.E14:.G16];2)*[.F7]" table:style-name="ce7">
            <text:p>Rp2,400,000.00</text:p>
          </table:table-cell>
          <table:table-cell office:value-type="currency" office:value="280000" table:formula="of:=VLOOKUP([.B7];[.E14:.G16];3)*[.F7]" table:style-name="ce7">
            <text:p>Rp280,000.00</text:p>
          </table:table-cell>
          <table:table-cell office:value-type="currency" office:value="750000" table:formula="of:=IF([.C7]=&quot;Dokter&quot;;1000000;IF([.C7]=&quot;Bidan&quot;;750000))" table:style-name="ce7">
            <text:p>Rp750,000.00</text:p>
          </table:table-cell>
          <table:table-cell office:value-type="currency" office:value="3430000" table:formula="of:=[.G7]+[.H7]+[.I7]" table:style-name="ce7">
            <text:p>Rp3,430,000.00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Eka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idan</text:p>
          </table:table-cell>
          <table:table-cell office:value-type="date" office:date-value="2013-01-11T00:00:00" table:style-name="ce5">
            <text:p>11 Januari 2013</text:p>
          </table:table-cell>
          <table:table-cell office:value-type="date" office:date-value="2013-01-14T00:00:00" table:style-name="ce6">
            <text:p>14 Januari 2013</text:p>
          </table:table-cell>
          <table:table-cell office:value-type="float" office:value="4" table:formula="of:=DATEDIF([.D8];[.E8];&quot;d&quot;)+1" table:style-name="ce4">
            <text:p>4</text:p>
          </table:table-cell>
          <table:table-cell office:value-type="currency" office:value="2000000" table:formula="of:=VLOOKUP([.E14];[.E14:.G16];2)*[.F8]" table:style-name="ce7">
            <text:p>Rp2,000,000.00</text:p>
          </table:table-cell>
          <table:table-cell office:value-type="currency" office:value="400000" table:formula="of:=VLOOKUP([.B8];[.E14:.G16];3)*[.F8]" table:style-name="ce7">
            <text:p>Rp400,000.00</text:p>
          </table:table-cell>
          <table:table-cell office:value-type="currency" office:value="750000" table:formula="of:=IF([.C8]=&quot;Dokter&quot;;1000000;IF([.C8]=&quot;Bidan&quot;;750000))" table:style-name="ce7">
            <text:p>Rp750,000.00</text:p>
          </table:table-cell>
          <table:table-cell office:value-type="currency" office:value="3150000" table:formula="of:=[.G8]+[.H8]+[.I8]" table:style-name="ce7">
            <text:p>Rp3,150,000.00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Icha</text:p>
          </table:table-cell>
          <table:table-cell office:value-type="string" table:style-name="ce4">
            <text:p>B</text:p>
          </table:table-cell>
          <table:table-cell office:value-type="string" table:style-name="ce4">
            <text:p>Bidan</text:p>
          </table:table-cell>
          <table:table-cell office:value-type="date" office:date-value="2013-01-11T00:00:00" table:style-name="ce5">
            <text:p>11 Januari 2013</text:p>
          </table:table-cell>
          <table:table-cell office:value-type="date" office:date-value="2013-01-14T00:00:00" table:style-name="ce6">
            <text:p>14 Januari 2013</text:p>
          </table:table-cell>
          <table:table-cell office:value-type="float" office:value="4" table:formula="of:=DATEDIF([.D9];[.E9];&quot;d&quot;)+1" table:style-name="ce4">
            <text:p>4</text:p>
          </table:table-cell>
          <table:table-cell office:value-type="currency" office:value="2400000" table:formula="of:=VLOOKUP([.B9];[.E14:.G16];2)*[.F9]" table:style-name="ce7">
            <text:p>Rp2,400,000.00</text:p>
          </table:table-cell>
          <table:table-cell office:value-type="currency" office:value="280000" table:formula="of:=VLOOKUP([.B9];[.E14:.G16];3)*[.F9]" table:style-name="ce7">
            <text:p>Rp280,000.00</text:p>
          </table:table-cell>
          <table:table-cell office:value-type="currency" office:value="750000" table:formula="of:=IF([.C9]=&quot;Dokter&quot;;1000000;IF([.C9]=&quot;Bidan&quot;;750000))" table:style-name="ce7">
            <text:p>Rp750,000.00</text:p>
          </table:table-cell>
          <table:table-cell office:value-type="currency" office:value="3430000" table:formula="of:=[.G9]+[.H9]+[.I9]" table:style-name="ce7">
            <text:p>Rp3,430,000.00</text:p>
          </table:table-cell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8">
            <text:p>Total Bayar</text:p>
          </table:table-cell>
          <table:table-cell office:value-type="currency" office:value="15010000" table:formula="of:=SUM([.J5:.J9])" table:number-columns-spanned="2" table:number-rows-spanned="1" table:style-name="ce14">
            <text:p>Rp15,010,000.00</text:p>
          </table:table-cell>
          <table:covered-table-cell/>
          <table:table-cell table:style-name="ce9"/>
          <table:table-cell office:value-type="string" table:number-columns-spanned="3" table:number-rows-spanned="1" table:style-name="ce13">
            <text:p>Biaya Perhari</text:p>
          </table:table-cell>
          <table:covered-table-cell table:number-columns-repeated="2"/>
          <table:table-cell table:style-name="ce10"/>
          <table:table-cell office:value-type="string" table:number-columns-spanned="2" table:number-rows-spanned="1" table:style-name="ce13">
            <text:p>Biaya Persalinan</text:p>
          </table:table-cell>
          <table:covered-table-cell/>
          <table:table-cell table:number-columns-repeated="16374"/>
        </table:table-row>
        <table:table-row table:style-name="ro3">
          <table:table-cell office:value-type="string" table:style-name="ce8">
            <text:p>Total Biaya Tertinggi</text:p>
          </table:table-cell>
          <table:table-cell office:value-type="currency" office:value="3430000" table:formula="of:=MAX([.J5:.J9])" table:number-columns-spanned="2" table:number-rows-spanned="1" table:style-name="ce14">
            <text:p>Rp3,430,000.00</text:p>
          </table:table-cell>
          <table:covered-table-cell/>
          <table:table-cell table:style-name="ce9"/>
          <table:table-cell office:value-type="string" table:style-name="ce3">
            <text:p>Biaya</text:p>
          </table:table-cell>
          <table:table-cell office:value-type="string" table:style-name="ce3">
            <text:p>Inap</text:p>
          </table:table-cell>
          <table:table-cell office:value-type="string" table:style-name="ce3">
            <text:p>Layanan</text:p>
          </table:table-cell>
          <table:table-cell table:style-name="ce9"/>
          <table:table-cell office:value-type="string" table:style-name="ce4">
            <text:p>Dokter</text:p>
          </table:table-cell>
          <table:table-cell office:value-type="float" office:value="1000000" table:style-name="ce11">
            <text:p>1,000,000.00</text:p>
          </table:table-cell>
          <table:table-cell table:number-columns-repeated="16374"/>
        </table:table-row>
        <table:table-row table:style-name="ro3">
          <table:table-cell office:value-type="string" table:style-name="ce8">
            <text:p>Total Biaya Terendah</text:p>
          </table:table-cell>
          <table:table-cell office:value-type="currency" office:value="1600000" table:formula="of:=MIN([.J5:.J9])" table:number-columns-spanned="2" table:number-rows-spanned="1" table:style-name="ce14">
            <text:p>Rp1,600,000.00</text:p>
          </table:table-cell>
          <table:covered-table-cell/>
          <table:table-cell table:style-name="ce9"/>
          <table:table-cell office:value-type="string" table:style-name="ce4">
            <text:p>A</text:p>
          </table:table-cell>
          <table:table-cell office:value-type="float" office:value="500000" table:style-name="ce11">
            <text:p>500,000.00</text:p>
          </table:table-cell>
          <table:table-cell office:value-type="float" office:value="100000" table:style-name="ce11">
            <text:p>100,000.00</text:p>
          </table:table-cell>
          <table:table-cell table:style-name="ce9"/>
          <table:table-cell office:value-type="string" table:style-name="ce4">
            <text:p>Bidan</text:p>
          </table:table-cell>
          <table:table-cell office:value-type="float" office:value="750000" table:style-name="ce11">
            <text:p>750,000.00</text:p>
          </table:table-cell>
          <table:table-cell table:number-columns-repeated="16374"/>
        </table:table-row>
        <table:table-row table:style-name="ro3">
          <table:table-cell office:value-type="string" table:style-name="ce8">
            <text:p>Jumlah Kelas A</text:p>
          </table:table-cell>
          <table:table-cell office:value-type="float" office:value="2" table:formula="of:=COUNT([.J5];[.J8])" table:number-columns-spanned="2" table:number-rows-spanned="1" table:style-name="ce15">
            <text:p>2</text:p>
          </table:table-cell>
          <table:covered-table-cell/>
          <table:table-cell table:style-name="ce9"/>
          <table:table-cell office:value-type="string" table:style-name="ce4">
            <text:p>B</text:p>
          </table:table-cell>
          <table:table-cell office:value-type="float" office:value="600000" table:style-name="ce11">
            <text:p>600,000.00</text:p>
          </table:table-cell>
          <table:table-cell office:value-type="float" office:value="70000" table:style-name="ce11">
            <text:p>70,000.00</text:p>
          </table:table-cell>
          <table:table-cell table:number-columns-repeated="3" table:style-name="ce9"/>
          <table:table-cell table:number-columns-repeated="16374"/>
        </table:table-row>
        <table:table-row table:style-name="ro3">
          <table:table-cell office:value-type="string" table:style-name="ce8">
            <text:p>Jumlah Kelas B</text:p>
          </table:table-cell>
          <table:table-cell office:value-type="float" office:value="2" table:number-columns-spanned="2" table:number-rows-spanned="1" table:style-name="ce15">
            <text:p>2</text:p>
          </table:table-cell>
          <table:covered-table-cell/>
          <table:table-cell table:style-name="ce9"/>
          <table:table-cell office:value-type="string" table:style-name="ce4">
            <text:p>C</text:p>
          </table:table-cell>
          <table:table-cell office:value-type="float" office:value="100000" table:style-name="ce11">
            <text:p>100,000.00</text:p>
          </table:table-cell>
          <table:table-cell office:value-type="float" office:value="50000" table:style-name="ce11">
            <text:p>50,000.00</text:p>
          </table:table-cell>
          <table:table-cell table:number-columns-repeated="3" table:style-name="ce9"/>
          <table:table-cell table:number-columns-repeated="16374"/>
        </table:table-row>
        <table:table-row table:style-name="ro3">
          <table:table-cell office:value-type="string" table:style-name="ce8">
            <text:p>Jumlah Kelas C</text:p>
          </table:table-cell>
          <table:table-cell office:value-type="float" office:value="1" table:formula="of:=COUNT([.J7];[.J10])" table:number-columns-spanned="2" table:number-rows-spanned="1" table:style-name="ce15">
            <text:p>1</text:p>
          </table:table-cell>
          <table:covered-table-cell/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6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currency-style style:name="N37P0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37" number:language="id" number:country="ID"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37P0"/>
    </number:currency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Fedryan Bandarisa</meta:initial-creator>
    <dc:creator>Fedryan Bandarisa</dc:creator>
    <meta:creation-date>2016-12-05T20:07:19Z</meta:creation-date>
    <dc:date>2016-12-20T15:20:40Z</dc:date>
    <meta:editing-cycles>7</meta:editing-cycles>
    <meta:editing-duration>PT4696S</meta:editing-duration>
  </office:meta>
</office:document-meta>
</file>